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D1000002CA5D63353A.png" manifest:media-type=""/>
  <manifest:file-entry manifest:full-path="Pictures/10000000000002C4000001E73E573E1E.png" manifest:media-type=""/>
  <manifest:file-entry manifest:full-path="Pictures/10000201000001D60000012603670CAB.png" manifest:media-type=""/>
  <manifest:file-entry manifest:full-path="Pictures/100010580000909C0000166F515F01A7.svg" manifest:media-type=""/>
  <manifest:file-entry manifest:full-path="Pictures/100002010000070400000116B470AAA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hukov Dmit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Quiz Syste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8cm" svg:height="3.506cm" svg:x="1.4cm" svg:y="0.837cm" presentation:class="title" presentation:user-transformed="true">
          <draw:text-box>
            <text:p>Admin use cases</text:p>
          </draw:text-box>
        </draw:frame>
        <draw:frame draw:style-name="gr2" draw:text-style-name="P1" draw:layer="layout" svg:width="16.577cm" svg:height="10.369cm" svg:x="6.2cm" svg:y="6.2cm">
          <draw:image xlink:href="Pictures/10000201000001D60000012603670C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4cm" svg:height="3.506cm" svg:x="1.4cm" svg:y="0.837cm" presentation:class="title" presentation:user-transformed="true">
          <draw:text-box>
            <text:p>User use cases</text:p>
          </draw:text-box>
        </draw:frame>
        <draw:frame draw:style-name="gr2" draw:text-style-name="P1" draw:layer="layout" svg:width="22.32cm" svg:height="15.353cm" svg:x="2.68cm" svg:y="4.343cm">
          <draw:image xlink:href="Pictures/10000000000002C4000001E73E573E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 schema</text:p>
          </draw:text-box>
        </draw:frame>
        <draw:frame draw:style-name="gr2" draw:text-style-name="P1" draw:layer="layout" svg:width="21.243cm" svg:height="15.524cm" svg:x="3.351cm" svg:y="4.236cm">
          <draw:image xlink:href="Pictures/10000000000003D1000002CA5D633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B470AAAE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6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ma </meta:initial-creator>
    <meta:creation-date>2013-12-04T12:13:40</meta:creation-date>
    <dc:date>2013-12-04T16:06:35</dc:date>
    <dc:creator>Dima </dc:creator>
    <meta:editing-duration>PT4M27S</meta:editing-duration>
    <meta:editing-cycles>3</meta:editing-cycles>
    <meta:generator>LibreOffice/4.0.2.2$Linux_x86 LibreOffice_project/400m0$Build-2</meta:generator>
    <meta:document-statistic meta:object-count="49"/>
  </office:meta>
</office:document-meta>
</file>